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1.904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2.35cm"/>
    </style:style>
    <style:style style:name="gr3" style:family="graphic" style:parent-style-name="standard">
      <style:graphic-properties draw:textarea-horizontal-align="justify" draw:textarea-vertical-align="middle" draw:auto-grow-height="false" fo:min-height="1.602cm" fo:min-width="2.9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cm" svg:height="1.5cm" svg:x="6.9cm" svg:y="1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4cm" svg:height="1.5cm" svg:x="6.9cm" svg:y="13.3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7cm" svg:height="2.8cm" svg:x="5.761cm" svg:y="4.808cm">
          <text:p text:style-name="P1">inside exit </text:p>
          <text:p text:style-name="P1">radiu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3" draw:id="id3" draw:layer="layout" svg:width="3.7cm" svg:height="2cm" svg:x="6.76cm" svg:y="9.14cm">
          <text:p text:style-name="P1">status =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2" draw:layer="layout" svg:x1="8.6cm" svg:y1="3.4cm" svg:x2="8.611cm" svg:y2="4.808cm" draw:start-shape="id1" draw:start-glue-point="8" draw:end-shape="id2" draw:end-glue-point="4" svg:d="M8600 3400v704h11v704" svg:viewBox="0 0 12 1409">
          <text:p/>
        </draw:connector>
        <draw:connector draw:style-name="gr4" draw:text-style-name="P2" draw:layer="layout" svg:x1="8.611cm" svg:y1="7.608cm" svg:x2="8.61cm" svg:y2="9.14cm" draw:start-shape="id2" draw:start-glue-point="6" draw:end-shape="id3" draw:end-glue-point="4" svg:d="M8611 7608v767h-1v765" svg:viewBox="0 0 2 1533">
          <text:p/>
        </draw:connector>
        <draw:connector draw:style-name="gr4" draw:text-style-name="P2" draw:layer="layout" svg:x1="8.61cm" svg:y1="11.14cm" svg:x2="8.6cm" svg:y2="13.3cm" draw:start-shape="id3" draw:start-glue-point="6" draw:end-shape="id4" draw:end-glue-point="4" svg:d="M8610 11140v1081h-10v1079" svg:viewBox="0 0 11 2161">
          <text:p/>
        </draw:connector>
        <draw:connector draw:style-name="gr4" draw:text-style-name="P2" draw:layer="layout" draw:line-skew="0cm 1.445cm" svg:x1="11.461cm" svg:y1="6.208cm" svg:x2="8.6cm" svg:y2="13.3cm" draw:start-shape="id2" draw:start-glue-point="7" draw:end-shape="id4" draw:end-glue-point="4" svg:d="M11461 6208h501v5692h-3362v1400" svg:viewBox="0 0 3363 7093">
          <text:p/>
        </draw:connector>
        <draw:frame draw:style-name="gr5" draw:text-style-name="P3" draw:layer="layout" svg:width="3.2cm" svg:height="1.2cm" svg:x="11.1cm" svg:y="5.3cm">
          <draw:text-box>
            <text:p>False</text:p>
          </draw:text-box>
        </draw:frame>
        <draw:frame draw:style-name="gr5" draw:text-style-name="P3" draw:layer="layout" svg:width="3.2cm" svg:height="1.2cm" svg:x="6.8cm" svg:y="7.7cm">
          <draw:text-box>
            <text:p>Tru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7:06:45.085306207</meta:creation-date>
    <dc:date>2019-09-08T17:31:17.952448206</dc:date>
    <meta:editing-duration>PT16M50S</meta:editing-duration>
    <meta:editing-cycles>3</meta:editing-cycles>
    <meta:generator>LibreOffice/6.1.6.3$Linux_X86_64 LibreOffice_project/10$Build-3</meta:generator>
    <meta:document-statistic meta:object-count="10"/>
  </office:meta>
</office:document-meta>
</file>